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Heading_20_1">
      <style:paragraph-properties fo:text-align="start" style:justify-single-word="false"/>
    </style:style>
    <style:style style:name="P2" style:family="paragraph" style:parent-style-name="Standard" style:list-style-name="L5">
      <style:paragraph-properties fo:text-align="start" style:justify-single-word="false"/>
      <style:text-properties style:font-name="DejaVu Sans" fo:font-size="11pt" officeooo:paragraph-rsid="0014515e" style:font-size-asian="11pt" style:font-size-complex="11pt"/>
    </style:style>
    <style:style style:name="P3" style:family="paragraph" style:parent-style-name="Standard" style:list-style-name="L5">
      <style:paragraph-properties fo:text-align="start" style:justify-single-word="false"/>
      <style:text-properties style:font-name="DejaVu Sans" fo:font-size="11pt" officeooo:paragraph-rsid="001642f3" style:font-size-asian="11pt" style:font-size-complex="11pt"/>
    </style:style>
    <style:style style:name="P4" style:family="paragraph" style:parent-style-name="Standard" style:list-style-name="L5">
      <style:paragraph-properties fo:text-align="start" style:justify-single-word="false"/>
      <style:text-properties style:font-name="DejaVu Sans" fo:font-size="11pt" officeooo:paragraph-rsid="0019c869" style:font-size-asian="11pt" style:font-size-complex="11pt"/>
    </style:style>
    <style:style style:name="P5" style:family="paragraph" style:parent-style-name="Standard" style:list-style-name="L5">
      <style:paragraph-properties fo:text-align="start" style:justify-single-word="false"/>
      <style:text-properties style:font-name="DejaVu Sans" fo:font-size="11pt" officeooo:paragraph-rsid="001d1c2b" style:font-size-asian="11pt" style:font-size-complex="11pt"/>
    </style:style>
    <style:style style:name="P6" style:family="paragraph" style:parent-style-name="Standard" style:list-style-name="L5">
      <style:paragraph-properties fo:text-align="start" style:justify-single-word="false"/>
      <style:text-properties style:font-name="DejaVu Sans" fo:font-size="11pt" officeooo:paragraph-rsid="001ebb63" style:font-size-asian="11pt" style:font-size-complex="11pt"/>
    </style:style>
    <style:style style:name="P7" style:family="paragraph" style:parent-style-name="Standard" style:list-style-name="L5">
      <style:paragraph-properties fo:text-align="start" style:justify-single-word="false"/>
      <style:text-properties style:font-name="DejaVu Sans" fo:font-size="11pt" officeooo:paragraph-rsid="001f872b" style:font-size-asian="11pt" style:font-size-complex="11pt"/>
    </style:style>
    <style:style style:name="P8" style:family="paragraph" style:parent-style-name="Standard" style:list-style-name="L5">
      <style:paragraph-properties fo:text-align="start" style:justify-single-word="false"/>
      <style:text-properties style:font-name="DejaVu Sans" fo:font-size="11pt" officeooo:paragraph-rsid="001faf04" style:font-size-asian="11pt" style:font-size-complex="11pt"/>
    </style:style>
    <style:style style:name="P9" style:family="paragraph" style:parent-style-name="Standard" style:list-style-name="L5">
      <style:paragraph-properties fo:text-align="start" style:justify-single-word="false"/>
      <style:text-properties style:font-name="DejaVu Sans" fo:font-size="11pt" officeooo:paragraph-rsid="0026416d" style:font-size-asian="11pt" style:font-size-complex="11pt"/>
    </style:style>
    <style:style style:name="P10" style:family="paragraph" style:parent-style-name="Standard">
      <style:paragraph-properties fo:text-align="start" style:justify-single-word="false"/>
      <style:text-properties style:font-name="DejaVu Sans" fo:font-size="11pt" officeooo:paragraph-rsid="0022ba9a" style:font-size-asian="11pt" style:font-size-complex="11pt"/>
    </style:style>
    <style:style style:name="P11" style:family="paragraph" style:parent-style-name="Standard">
      <style:paragraph-properties fo:text-align="start" style:justify-single-word="false"/>
      <style:text-properties style:font-name="DejaVu Sans" fo:font-size="11pt" officeooo:paragraph-rsid="000429aa" style:font-size-asian="11pt" style:font-size-complex="11pt"/>
    </style:style>
    <style:style style:name="P12" style:family="paragraph" style:parent-style-name="Standard">
      <style:paragraph-properties fo:text-align="start" style:justify-single-word="false"/>
      <style:text-properties style:font-name="DejaVu Sans" fo:font-size="11pt" officeooo:paragraph-rsid="000d3e41" style:font-size-asian="11pt" style:font-size-complex="11pt"/>
    </style:style>
    <style:style style:name="P13" style:family="paragraph" style:parent-style-name="Standard">
      <style:paragraph-properties fo:text-align="start" style:justify-single-word="false"/>
      <style:text-properties style:font-name="DejaVu Sans" fo:font-size="11pt" officeooo:paragraph-rsid="000ba4ba" style:font-size-asian="11pt" style:font-size-complex="11pt"/>
    </style:style>
    <style:style style:name="P14" style:family="paragraph" style:parent-style-name="Standard">
      <style:paragraph-properties fo:text-align="start" style:justify-single-word="false"/>
      <style:text-properties style:font-name="DejaVu Sans" fo:font-size="11pt" officeooo:paragraph-rsid="0008ea35" style:font-size-asian="11pt" style:font-size-complex="11pt"/>
    </style:style>
    <style:style style:name="P15" style:family="paragraph" style:parent-style-name="Standard">
      <style:paragraph-properties fo:text-align="start" style:justify-single-word="false"/>
      <style:text-properties style:font-name="DejaVu Sans" fo:font-size="11pt" officeooo:paragraph-rsid="0014515e" style:font-size-asian="11pt" style:font-size-complex="11pt"/>
    </style:style>
    <style:style style:name="P16" style:family="paragraph" style:parent-style-name="Standard">
      <style:paragraph-properties fo:text-align="start" style:justify-single-word="false"/>
      <style:text-properties style:font-name="DejaVu Sans" fo:font-size="11pt" officeooo:paragraph-rsid="0020fbd7" style:font-size-asian="11pt" style:font-size-complex="11pt"/>
    </style:style>
    <style:style style:name="P17" style:family="paragraph" style:parent-style-name="Standard">
      <style:paragraph-properties fo:text-align="start" style:justify-single-word="false"/>
      <style:text-properties style:font-name="DejaVu Sans" fo:font-size="11pt" officeooo:paragraph-rsid="0024644c" style:font-size-asian="11pt" style:font-size-complex="11pt"/>
    </style:style>
    <style:style style:name="P18" style:family="paragraph" style:parent-style-name="Standard">
      <style:paragraph-properties fo:text-align="start" style:justify-single-word="false"/>
      <style:text-properties style:font-name="DejaVu Sans" fo:font-size="11pt" officeooo:paragraph-rsid="0026416d" style:font-size-asian="11pt" style:font-size-complex="11pt"/>
    </style:style>
    <style:style style:name="P19" style:family="paragraph" style:parent-style-name="Standard">
      <style:paragraph-properties fo:text-align="start" style:justify-single-word="false"/>
      <style:text-properties style:font-name="DejaVu Sans" fo:font-size="11pt" fo:font-weight="bold" officeooo:paragraph-rsid="0022ba9a" style:font-size-asian="11pt" style:font-weight-asian="bold" style:font-size-complex="11pt" style:font-weight-complex="bold"/>
    </style:style>
    <style:style style:name="P20" style:family="paragraph" style:parent-style-name="Standard">
      <style:paragraph-properties fo:text-align="start" style:justify-single-word="false"/>
      <style:text-properties style:font-name="DejaVu Sans" fo:font-size="11pt" fo:font-weight="bold" officeooo:paragraph-rsid="0024644c" style:font-size-asian="11pt" style:font-weight-asian="bold" style:font-size-complex="11pt" style:font-weight-complex="bold"/>
    </style:style>
    <style:style style:name="P21" style:family="paragraph" style:parent-style-name="Standard">
      <style:paragraph-properties fo:text-align="start" style:justify-single-word="false"/>
      <style:text-properties style:font-name="DejaVu Sans" fo:font-size="11pt" fo:font-weight="bold" officeooo:paragraph-rsid="00280fe5" style:font-size-asian="11pt" style:font-weight-asian="bold" style:font-size-complex="11pt" style:font-weight-complex="bold"/>
    </style:style>
    <style:style style:name="P22" style:family="paragraph" style:parent-style-name="Standard">
      <style:paragraph-properties fo:text-align="start" style:justify-single-word="false"/>
      <style:text-properties style:font-name="DejaVu Sans" fo:font-size="11pt" fo:font-weight="normal" officeooo:paragraph-rsid="000d3e41" style:font-size-asian="11pt" style:font-weight-asian="normal" style:font-size-complex="11pt" style:font-weight-complex="normal"/>
    </style:style>
    <style:style style:name="P23" style:family="paragraph" style:parent-style-name="Standard">
      <style:paragraph-properties fo:text-align="start" style:justify-single-word="false"/>
      <style:text-properties style:font-name="DejaVu Sans" fo:font-size="11pt" fo:font-weight="normal" officeooo:paragraph-rsid="0024644c" style:font-size-asian="11pt" style:font-weight-asian="normal" style:font-size-complex="11pt" style:font-weight-complex="normal"/>
    </style:style>
    <style:style style:name="P24" style:family="paragraph" style:parent-style-name="Standard">
      <style:paragraph-properties fo:text-align="start" style:justify-single-word="false"/>
      <style:text-properties style:font-name="DejaVu Sans" fo:font-size="14pt" officeooo:paragraph-rsid="0026416d" style:font-size-asian="14pt" style:font-size-complex="14pt"/>
    </style:style>
    <style:style style:name="P25" style:family="paragraph" style:parent-style-name="Standard">
      <style:paragraph-properties fo:text-align="start" style:justify-single-word="false"/>
      <style:text-properties style:font-name="DejaVu Sans" fo:font-size="14pt" fo:font-weight="bold" officeooo:paragraph-rsid="000d3e41" style:font-size-asian="14pt" style:font-weight-asian="bold" style:font-size-complex="14pt" style:font-weight-complex="bold"/>
    </style:style>
    <style:style style:name="P26" style:family="paragraph" style:parent-style-name="Standard">
      <style:paragraph-properties fo:text-align="start" style:justify-single-word="false"/>
      <style:text-properties style:font-name="DejaVu Sans" fo:font-size="14pt" fo:font-weight="bold" officeooo:paragraph-rsid="0011d870" style:font-size-asian="14pt" style:font-weight-asian="bold" style:font-size-complex="14pt" style:font-weight-complex="bold"/>
    </style:style>
    <style:style style:name="P27" style:family="paragraph" style:parent-style-name="Standard">
      <style:paragraph-properties fo:text-align="start" style:justify-single-word="false"/>
      <style:text-properties fo:font-size="14pt" officeooo:paragraph-rsid="000429aa" style:font-size-asian="14pt" style:font-size-complex="14pt"/>
    </style:style>
    <style:style style:name="P28" style:family="paragraph" style:parent-style-name="Standard">
      <style:paragraph-properties fo:text-align="start" style:justify-single-word="false"/>
      <style:text-properties fo:font-size="11pt" officeooo:paragraph-rsid="000d3e41" style:font-size-asian="11pt" style:font-size-complex="11pt"/>
    </style:style>
    <style:style style:name="P29" style:family="paragraph" style:parent-style-name="Standard">
      <style:paragraph-properties fo:text-align="end" style:justify-single-word="false"/>
      <style:text-properties fo:color="#808080" style:font-name="DejaVu Sans" fo:font-size="8pt" officeooo:paragraph-rsid="001314a3" style:font-size-asian="8pt" style:font-size-complex="8pt"/>
    </style:style>
    <style:style style:name="P30" style:family="paragraph" style:parent-style-name="Standard">
      <style:paragraph-properties fo:text-align="start" style:justify-single-word="false"/>
      <style:text-properties officeooo:paragraph-rsid="000b5445"/>
    </style:style>
    <style:style style:name="P31" style:family="paragraph" style:parent-style-name="Standard">
      <style:paragraph-properties fo:text-align="start" style:justify-single-word="false"/>
      <style:text-properties officeooo:paragraph-rsid="0008ea35"/>
    </style:style>
    <style:style style:name="P32" style:family="paragraph" style:parent-style-name="Standard">
      <style:paragraph-properties fo:text-align="start" style:justify-single-word="false"/>
      <style:text-properties officeooo:paragraph-rsid="001b061d"/>
    </style:style>
    <style:style style:name="P33" style:family="paragraph" style:parent-style-name="Standard">
      <style:paragraph-properties fo:text-align="start" style:justify-single-word="false"/>
      <style:text-properties officeooo:paragraph-rsid="0020fbd7"/>
    </style:style>
    <style:style style:name="P34" style:family="paragraph" style:parent-style-name="Standard" style:list-style-name="L5">
      <style:paragraph-properties fo:margin-left="0in" fo:margin-right="0in" fo:text-align="start" style:justify-single-word="false" fo:text-indent="0in" style:auto-text-indent="false"/>
      <style:text-properties officeooo:paragraph-rsid="0020fbd7"/>
    </style:style>
    <style:style style:name="P35" style:family="paragraph" style:parent-style-name="Text_20_body">
      <style:paragraph-properties fo:text-align="start" style:justify-single-word="false"/>
      <style:text-properties style:font-name="DejaVu Sans"/>
    </style:style>
    <style:style style:name="P36" style:family="paragraph" style:parent-style-name="Text_20_body">
      <style:paragraph-properties fo:text-align="start" style:justify-single-word="false"/>
      <style:text-properties fo:font-size="14pt" style:font-size-asian="14pt" style:font-size-complex="14pt"/>
    </style:style>
    <style:style style:name="P37" style:family="paragraph" style:parent-style-name="Heading_20_3">
      <style:paragraph-properties fo:text-align="start" style:justify-single-word="false"/>
      <style:text-properties style:font-name="DejaVu Sans"/>
    </style:style>
    <style:style style:name="T1" style:family="text">
      <style:text-properties officeooo:rsid="000429aa"/>
    </style:style>
    <style:style style:name="T2" style:family="text">
      <style:text-properties officeooo:rsid="00048863"/>
    </style:style>
    <style:style style:name="T3" style:family="text">
      <style:text-properties officeooo:rsid="000673e1"/>
    </style:style>
    <style:style style:name="T4" style:family="text">
      <style:text-properties officeooo:rsid="0008534b"/>
    </style:style>
    <style:style style:name="T5" style:family="text">
      <style:text-properties officeooo:rsid="0008ea35"/>
    </style:style>
    <style:style style:name="T6" style:family="text">
      <style:text-properties officeooo:rsid="000ba4ba"/>
    </style:style>
    <style:style style:name="T7" style:family="text">
      <style:text-properties officeooo:rsid="000d3e41"/>
    </style:style>
    <style:style style:name="T8" style:family="text">
      <style:text-properties style:font-name="DejaVu Sans" officeooo:rsid="0008ea35"/>
    </style:style>
    <style:style style:name="T9" style:family="text">
      <style:text-properties style:font-name="DejaVu Sans" fo:font-size="11pt" officeooo:rsid="0008ea35" style:font-size-asian="11pt" style:font-size-complex="11pt"/>
    </style:style>
    <style:style style:name="T10" style:family="text">
      <style:text-properties style:font-name="DejaVu Sans" fo:font-size="11pt" officeooo:rsid="000a6b5e" style:font-size-asian="11pt" style:font-size-complex="11pt"/>
    </style:style>
    <style:style style:name="T11" style:family="text">
      <style:text-properties style:font-name="DejaVu Sans" fo:font-size="11pt" officeooo:rsid="000b5445" style:font-size-asian="11pt" style:font-size-complex="11pt"/>
    </style:style>
    <style:style style:name="T12" style:family="text">
      <style:text-properties style:font-name="DejaVu Sans" fo:font-size="11pt" officeooo:rsid="000429aa" style:font-size-asian="11pt" style:font-size-complex="11pt"/>
    </style:style>
    <style:style style:name="T13" style:family="text">
      <style:text-properties style:font-name="DejaVu Sans" fo:font-size="11pt" officeooo:rsid="000d3e41" style:font-size-asian="11pt" style:font-size-complex="11pt"/>
    </style:style>
    <style:style style:name="T14" style:family="text">
      <style:text-properties style:font-name="DejaVu Sans" fo:font-size="11pt" officeooo:rsid="001b061d" style:font-size-asian="11pt" style:font-size-complex="11pt"/>
    </style:style>
    <style:style style:name="T15" style:family="text">
      <style:text-properties style:font-name="DejaVu Sans" fo:font-size="11pt" officeooo:rsid="0020fbd7" style:font-size-asian="11pt" style:font-size-complex="11pt"/>
    </style:style>
    <style:style style:name="T16" style:family="text">
      <style:text-properties style:font-name="DejaVu Sans" fo:font-size="11pt" fo:font-style="normal" officeooo:rsid="000a6b5e" style:font-size-asian="11pt" style:font-style-asian="normal" style:font-size-complex="11pt" style:font-style-complex="normal"/>
    </style:style>
    <style:style style:name="T17" style:family="text">
      <style:text-properties style:font-name="DejaVu Sans" fo:font-size="11pt" fo:font-weight="bold" officeooo:rsid="000429aa" style:font-size-asian="11pt" style:font-weight-asian="bold" style:font-size-complex="11pt" style:font-weight-complex="bold"/>
    </style:style>
    <style:style style:name="T18" style:family="text">
      <style:text-properties style:font-name="DejaVu Sans" officeooo:rsid="000429aa"/>
    </style:style>
    <style:style style:name="T19" style:family="text">
      <style:text-properties style:font-name="DejaVu Sans" fo:font-weight="bold" officeooo:rsid="000429aa" style:font-weight-asian="bold" style:font-weight-complex="bold"/>
    </style:style>
    <style:style style:name="T20" style:family="text">
      <style:text-properties style:font-name="DejaVu Sans" officeooo:rsid="000ba4ba"/>
    </style:style>
    <style:style style:name="T21" style:family="text">
      <style:text-properties style:font-name="DejaVu Sans" fo:font-size="14pt" officeooo:rsid="000429aa" style:font-size-asian="14pt" style:font-size-complex="14pt"/>
    </style:style>
    <style:style style:name="T22" style:family="text">
      <style:text-properties style:font-name="DejaVu Sans" fo:font-size="14pt" officeooo:rsid="000ba4ba" style:font-size-asian="14pt" style:font-size-complex="14pt"/>
    </style:style>
    <style:style style:name="T23" style:family="text">
      <style:text-properties style:font-name="DejaVu Sans" fo:font-size="14pt" fo:font-weight="bold" officeooo:rsid="0020fbd7" style:font-size-asian="14pt" style:font-weight-asian="bold" style:font-size-complex="14pt" style:font-weight-complex="bold"/>
    </style:style>
    <style:style style:name="T24" style:family="text">
      <style:text-properties style:font-name="DejaVu Sans" fo:font-size="14pt" fo:font-weight="bold" officeooo:rsid="0022ba9a" style:font-size-asian="14pt" style:font-weight-asian="bold" style:font-size-complex="14pt" style:font-weight-complex="bold"/>
    </style:style>
    <style:style style:name="T25" style:family="text">
      <style:text-properties style:font-name="DejaVu Sans" officeooo:rsid="001b061d"/>
    </style:style>
    <style:style style:name="T26" style:family="text">
      <style:text-properties style:font-name="DejaVu Sans" officeooo:rsid="0020fbd7"/>
    </style:style>
    <style:style style:name="T27" style:family="text">
      <style:text-properties fo:font-weight="bold" officeooo:rsid="000429aa" style:font-weight-asian="bold" style:font-weight-complex="bold"/>
    </style:style>
    <style:style style:name="T28" style:family="text">
      <style:text-properties fo:font-weight="bold" officeooo:rsid="001063c7" style:font-weight-asian="bold" style:font-weight-complex="bold"/>
    </style:style>
    <style:style style:name="T29" style:family="text">
      <style:text-properties fo:font-weight="bold" officeooo:rsid="0024644c" style:font-weight-asian="bold" style:font-weight-complex="bold"/>
    </style:style>
    <style:style style:name="T30" style:family="text">
      <style:text-properties fo:font-weight="bold" officeooo:rsid="0011d870" style:font-weight-asian="bold" style:font-weight-complex="bold"/>
    </style:style>
    <style:style style:name="T31" style:family="text">
      <style:text-properties officeooo:rsid="000e9931"/>
    </style:style>
    <style:style style:name="T32" style:family="text">
      <style:text-properties officeooo:rsid="001063c7"/>
    </style:style>
    <style:style style:name="T33" style:family="text">
      <style:text-properties fo:font-style="italic" officeooo:rsid="000ba4ba" style:font-style-asian="italic" style:font-style-complex="italic"/>
    </style:style>
    <style:style style:name="T34" style:family="text">
      <style:text-properties officeooo:rsid="0011d870"/>
    </style:style>
    <style:style style:name="T35" style:family="text">
      <style:text-properties officeooo:rsid="001314a3"/>
    </style:style>
    <style:style style:name="T36" style:family="text">
      <style:text-properties style:text-position="super 58%" officeooo:rsid="001314a3"/>
    </style:style>
    <style:style style:name="T37" style:family="text">
      <style:text-properties officeooo:rsid="0014515e"/>
    </style:style>
    <style:style style:name="T38" style:family="text">
      <style:text-properties officeooo:rsid="001642f3"/>
    </style:style>
    <style:style style:name="T39" style:family="text">
      <style:text-properties officeooo:rsid="0019c869"/>
    </style:style>
    <style:style style:name="T40" style:family="text">
      <style:text-properties officeooo:rsid="001d1c2b"/>
    </style:style>
    <style:style style:name="T41" style:family="text">
      <style:text-properties officeooo:rsid="001ebb63"/>
    </style:style>
    <style:style style:name="T42" style:family="text">
      <style:text-properties officeooo:rsid="001f872b"/>
    </style:style>
    <style:style style:name="T43" style:family="text">
      <style:text-properties officeooo:rsid="001faf04"/>
    </style:style>
    <style:style style:name="T44" style:family="text">
      <style:text-properties officeooo:rsid="002099a1"/>
    </style:style>
    <style:style style:name="T45" style:family="text">
      <style:text-properties officeooo:rsid="0020fbd7"/>
    </style:style>
    <style:style style:name="T46" style:family="text">
      <style:text-properties officeooo:rsid="0022ba9a"/>
    </style:style>
    <style:style style:name="T47" style:family="text">
      <style:text-properties officeooo:rsid="0024644c"/>
    </style:style>
    <style:style style:name="T48" style:family="text">
      <style:text-properties officeooo:rsid="00280fe5"/>
    </style:style>
    <style:style style:name="T49" style:family="text">
      <style:text-properties officeooo:rsid="002824a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2">Q</text:span><text:span text:style-name="T4">ML </text:span><text:span text:style-name="T49">Tutorial – version 0.1alpha3</text:span></text:p>
      <text:p text:style-name="P11"><text:span text:style-name="T1"/></text:p>
      <text:p text:style-name="P11"><text:span text:style-name="T1"><text:tab/>I love lists: to do list, wish list, shopping list etc. For who is always busy, it is a good way to organize important things. That's why I thought that would be fun to make a useful widget to organize a shopping list. Very simple.</text:span></text:p>
      <text:p text:style-name="P22"><text:span text:style-name="T1"><text:tab/>Let's start with the basics. </text:span></text:p>
      <text:p text:style-name="P12"><text:span text:style-name="T27"/></text:p>
      <text:p text:style-name="P37"><text:span text:style-name="T27">What is a </text:span><text:span text:style-name="T28">KDE </text:span><text:span text:style-name="T27">widget?</text:span></text:p>
      <text:p text:style-name="P35"><text:span text:style-name="T27"/></text:p>
      <text:p text:style-name="P13"><text:span text:style-name="T1"><text:tab/></text:span><text:span text:style-name="T6">In the KDE workspaces - </text:span><text:span text:style-name="T33">we could say that's your desktop</text:span><text:span text:style-name="T6"> - are the widgets, the basic "building blocks" of the desktop infrastructure. Widgets power everything, from a weather forecast on your screen to icons, application menus and panels. Adding and removing widgets is extremely easy, so the desktop can be tailored exactly to your needs and desires. You can share your preferred widgets on a local network, access widgets shared by other users and download new widgets with a single click as they become available from the KDE community.</text:span></text:p>
      <text:p text:style-name="P28"><text:span text:style-name="T20"><text:tab/>Font: </text:span><text:a xlink:type="simple" xlink:href="http://www.kde.org/workspaces/"><text:span text:style-name="T20">http://www.kde.org/workspaces/</text:span></text:a></text:p>
      <text:p text:style-name="P28"><text:span text:style-name="T22"/></text:p>
      <text:p text:style-name="P28"><text:span text:style-name="T22"/></text:p>
      <text:p text:style-name="P28"><text:span text:style-name="T21">What is QML?</text:span></text:p>
      <text:p text:style-name="P36"><text:span text:style-name="T18"/></text:p>
      <text:p text:style-name="P30"><text:span text:style-name="T9"><text:tab/>QML is a JavaScript based, declarative language for designing user interface–centric applications. You could compare it to CSS </text:span><text:span text:style-name="T10">(</text:span><text:span text:style-name="Emphasis"><text:span text:style-name="T16">Cascading Style Sheets</text:span></text:span><text:span text:style-name="T10">)</text:span><text:span text:style-name="T9">. </text:span><text:span text:style-name="T10">You use CSS to </text:span><text:span text:style-name="T11">describe </text:span><text:span text:style-name="T10">the </text:span><text:span text:style-name="T11">user</text:span><text:span text:style-name="T10"> interface of a webpage</text:span><text:span text:style-name="T9">, QML describe the user interface of a</text:span><text:span text:style-name="T11">n application</text:span><text:span text:style-name="T10">, in our case, a KDE widget.</text:span></text:p>
      <text:p text:style-name="P31"><text:span text:style-name="T9"><text:tab/>QML elements can be augmented by standard JavaScript both inline and via included .js files. Elements can also be seamlessly integrated and extended by C++ components using the Qt framework. </text:span><text:span text:style-name="T13">It means, that QML is easy to use, easy to start with, even if you don't know much of programming, but through the links with Javascript and Qt, you can grow your application to do anything.</text:span></text:p>
      <text:p text:style-name="P31"><text:span text:style-name="T17"/></text:p>
      <text:p text:style-name="P31"><text:span text:style-name="T17"/></text:p>
      <text:p text:style-name="P27"><text:span text:style-name="T19">What is Plasmate?</text:span></text:p>
      <text:p text:style-name="P27"><text:span text:style-name="T19"/></text:p>
      <text:p text:style-name="P32"><text:span text:style-name="T9"><text:tab/></text:span><text:span text:style-name="T8">A</text:span><text:span text:style-name="T25">n application </text:span><text:span text:style-name="T8">for developing </text:span><text:span text:style-name="T25">KDE</text:span><text:span text:style-name="T8"> widgets</text:span><text:span text:style-name="T9">. </text:span></text:p>
      <text:p text:style-name="P32"><text:span text:style-name="T9"><text:tab/></text:span><text:span text:style-name="T14">You can use a template to create your own widget or you can download the code of a existent widget and then you can quickly your work in the web. Your widget is gonna be available for everyone using KDE.</text:span></text:p>
      <text:p text:style-name="P14"><text:span text:style-name="T2"/></text:p>
      <text:p text:style-name="P14"><text:span text:style-name="T2"/></text:p>
      <text:p text:style-name="P25"><text:span text:style-name="T7">The cool thing about KDE widgets and QML is...</text:span><text:span text:style-name="T3"><text:tab/></text:span></text:p>
      <text:p text:style-name="P12"><text:span text:style-name="T7"><text:tab/></text:span></text:p>
      <text:p text:style-name="P12"><text:span text:style-name="T7"><text:tab/>Y</text:span><text:span text:style-name="T3">ou can </text:span><text:span text:style-name="T7">easily </text:span><text:span text:style-name="T3">develop nice widgets and share it with your friends and with the world!</text:span></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list xml:id="list1663629084" text:style-name="L5">
        <text:list-header>
          <text:p text:style-name="P34"><text:soft-page-break/><text:span text:style-name="T23">Logs </text:span><text:span text:style-name="T24">from #kde-tutorials on Ada Lovelace day</text:span></text:p>
        </text:list-header>
      </text:list>
      <text:p text:style-name="P16"><text:span text:style-name="T45"/></text:p>
      <text:p text:style-name="P19"><text:span text:style-name="T46">Installing Plasmate:</text:span></text:p>
      <text:p text:style-name="P16"><text:span text:style-name="T45">[19:05] &lt;missingfaktor&gt; sorry to interrupt :) but how do i go about setting up plasmate on my linux mint? or should i wait for the plasmoid tut to start?</text:span></text:p>
      <text:p text:style-name="P16"><text:span text:style-name="T45">[19:06] &lt;camilasan&gt; missingfaktor: good question, let me check</text:span></text:p>
      <text:p text:style-name="P16"><text:span text:style-name="T45">[19:07] &lt;Mte90&gt; i use the version on kde-projects</text:span></text:p>
      <text:p text:style-name="P16"><text:span text:style-name="T45">[19:08] &lt;camilasan&gt; did you try aptget install plasmate?</text:span></text:p>
      <text:p text:style-name="P16"><text:span text:style-name="T45">[19:08] &lt;missingfaktor&gt; camilasan: no i havent. let me try that</text:span></text:p>
      <text:p text:style-name="P16"><text:span text:style-name="T45">[19:08] &lt;missingfaktor&gt; oh. apt-get i did try.</text:span></text:p>
      <text:p text:style-name="P16"><text:span text:style-name="T45">[19:08] &lt;missingfaktor&gt; package not found.</text:span></text:p>
      <text:p text:style-name="P16"><text:span text:style-name="T45">[19:08] &lt;camilasan&gt; or you need to look for a pp</text:span><text:span text:style-name="T46">a</text:span></text:p>
      <text:p text:style-name="P16"><text:span text:style-name="T45">[19:09] &lt;camilasan&gt; with it</text:span></text:p>
      <text:p text:style-name="P16"><text:span text:style-name="T45">[19:09] &lt;Mte90&gt; for compile does not need too much time</text:span></text:p>
      <text:p text:style-name="P16"><text:span text:style-name="T45">[19:11] &lt;missingfaktor&gt; could not find a ppa with plasmate. <text:s/>i will switch to my other computer that is running suse. it appears plasmate is available on software.opensuse.org.</text:span></text:p>
      <text:p text:style-name="P16"><text:span text:style-name="T45">[19:11] &lt;camilasan&gt; missingfaktor: yes, it is</text:span></text:p>
      <text:p text:style-name="P16"><text:span text:style-name="T45">[19:12] &lt;camilasan&gt; available</text:span></text:p>
      <text:p text:style-name="P16"><text:span text:style-name="T45">[19:12] &lt;jospoortvliet&gt; missingfaktor: you need to find the equivalent of software.opensuse.org for Ubuntu... I dunno what that is...</text:span></text:p>
      <text:p text:style-name="P16"><text:span text:style-name="T45">[19:12]&lt;Mte90&gt; https://projects.kde.org/projects/playground/base/plasmate/repository</text:span></text:p>
      <text:p text:style-name="P17"><text:span text:style-name="T45">[19:12]&lt;jospoortvliet&gt;</text:span><text:a xlink:type="simple" xlink:href="http://software.opensuse.org/package/plasmate"><text:span text:style-name="T45">http://software.opensuse.org/package/plasmate</text:span></text:a><text:span text:style-name="T45">?search_term=plasmate has packages but not for Ubuntu, it seems</text:span></text:p>
      <text:p text:style-name="P16"><text:span text:style-name="T45">[19:13] &lt;jospoortvliet&gt; Mte90: note that that does seem a work in progress, no certainty it will be stable :D</text:span></text:p>
      <text:p text:style-name="P16"><text:span text:style-name="T45">[19:13] &lt;missingfaktor&gt; Mte90: thanks. i have no experience building from source :(</text:span></text:p>
      <text:p text:style-name="P16"><text:span text:style-name="T45">[19:13] &lt;Mte90&gt; i use aptosid and it's not have plasmate on the repo XD</text:span></text:p>
      <text:p text:style-name="P16"><text:span text:style-name="T45">[19:13] &lt;jospoortvliet&gt; Mte90: most distro's have 0.1 alpha2</text:span></text:p>
      <text:p text:style-name="P16"><text:span text:style-name="T45">[19:13] &lt;Mte90&gt; debian sid no</text:span></text:p>
      <text:p text:style-name="P16"><text:span text:style-name="T45">[19:13] &lt;Nightrose&gt; 2 minutes</text:span></text:p>
      <text:p text:style-name="P16"><text:span text:style-name="T45">[19:14] &lt;missingfaktor&gt; jospoortvliet: no problem. i am installing it on suse atm. can continue there.</text:span></text:p>
      <text:p text:style-name="P16"><text:span text:style-name="T45">[19:14] &lt;jospoortvliet&gt; source is here but again, I suggest to try to find packages. openSUSE has them, as missingfaktor just said. Ubuntu might not... </text:span><text:a xlink:type="simple" xlink:href="http://plasma.kde.org/plasmate/plasmate-0.1alpha2.tar.bz2"><text:span text:style-name="T45">http://plasma.kde.org/plasmate/plasmate-0.1alpha2.tar.bz2</text:span></text:a></text:p>
      <text:p text:style-name="P16"><text:span text:style-name="T45"><text:s/></text:span></text:p>
      <text:p text:style-name="P10"><text:span text:style-name="T45">[20:26] &lt;jospoortvliet&gt; btw for the openSUSE users - there's a quite stable git snapshot of plasmate which has some nice new features. See on software.opensuse.org/package/plasmate under "Unsupported distributions: &gt; KDE Release 49 openSUSE 12.2".</text:span></text:p>
      <text:p text:style-name="P10"><text:span text:style-name="T45">[20:26] &lt;jospoortvliet&gt; not hugely different, but nice</text:span></text:p>
      <text:p text:style-name="P16"><text:span text:style-name="T45"/></text:p>
      <text:p text:style-name="P19"><text:span text:style-name="T46">Starting the tutorial:</text:span></text:p>
      <text:p text:style-name="P16"><text:span text:style-name="T45">[19:14] &lt;camilasan&gt; do you know HTML, CSS or Javascript?</text:span></text:p>
      <text:p text:style-name="P16"><text:span text:style-name="T45">[19:16] &lt;camilasan&gt; If you know HTML, CSS or Javascript, even if just a bit this is gonna be really easy.</text:span></text:p>
      <text:p text:style-name="P16"><text:span text:style-name="T45">[19:16] &lt;camilasan&gt; and do you now what is a kde widget?</text:span></text:p>
      <text:p text:style-name="P16"><text:span text:style-name="T45"/></text:p>
      <text:p text:style-name="P17"><text:span text:style-name="T29">An alternative to Plasmate: Plasmoidviewer</text:span></text:p>
      <text:p text:style-name="P17"><text:span text:style-name="T45">[19:16] &lt;Mikey_Chan&gt; Do I need plasmate???</text:span></text:p>
      <text:p text:style-name="P17"><text:span text:style-name="T45">[19:17] &lt;jospoortvliet&gt; it's plasma widget and yes, plasmate makes it a lot easier to play with them</text:span></text:p>
      <text:p text:style-name="P17"><text:span text:style-name="T45">[19:17] &lt;missingfaktor&gt; i dont know css, but know html and js to an extent.</text:span></text:p>
      <text:p text:style-name="P23"><text:span text:style-name="T45">[19:17] &lt;jospoortvliet&gt; Mikey_Chan: depending on your distro there should be a </text:span><text:soft-page-break/><text:span text:style-name="T45">package somewhere... software.opensuse.org has them for opensuse</text:span></text:p>
      <text:p text:style-name="P17"><text:span text:style-name="T45">[19:17]&lt;camilasan&gt;you can try </text:span><text:a xlink:type="simple" xlink:href="http://techbase.kde.org/Development/Tutorials/Plasma/QML/GettingStarted#plasmoidviewer"><text:span text:style-name="T47">http://techbase.kde.org/Development/Tutorials/Plasma/QML/GettingStarted#plasmoidviewer</text:span></text:a></text:p>
      <text:p text:style-name="P17"><text:a xlink:type="simple" xlink:href="http://aseigo.blogspot.de/2009/04/plasmoidviewer.html"><text:span text:style-name="T47">http://aseigo.blogspot.de/2009/04/plasmoidviewer.html</text:span></text:a></text:p>
      <text:p text:style-name="P17"><text:span text:style-name="T45"/></text:p>
      <text:p text:style-name="P20"><text:span text:style-name="T47">About KDE Widgets:</text:span></text:p>
      <text:p text:style-name="P16"><text:span text:style-name="T45">[19:18] &lt;camilasan&gt; In the KDE workspaces - we could say that's your desktop - are the widgets</text:span></text:p>
      <text:p text:style-name="P16"><text:span text:style-name="T45">[19:18] &lt;camilasan&gt; from a weather forecast on your screen to icons, application menus and panels</text:span></text:p>
      <text:p text:style-name="P16"><text:span text:style-name="T45">[19:19] &lt;camilasan&gt; in this tutorial I would like to try to help you to build an to do list</text:span></text:p>
      <text:p text:style-name="P16"><text:span text:style-name="T45">[19:19] &lt;camilasan&gt; or whatever-list you like</text:span></text:p>
      <text:p text:style-name="P16"><text:span text:style-name="T45"/></text:p>
      <text:p text:style-name="P20"><text:span text:style-name="T47">About QML:</text:span></text:p>
      <text:p text:style-name="P16"><text:span text:style-name="T45">[19:22] &lt;camilasan&gt; QML is a JavaScript based, declarative language for designing user interface–centric applications. You could compare it to CSS </text:span></text:p>
      <text:p text:style-name="P16"><text:span text:style-name="T45">[19:22] &lt;camilasan&gt; but in this case you describe the interface of an application</text:span></text:p>
      <text:p text:style-name="P16"><text:span text:style-name="T45">[19:23] &lt;camilasan&gt; so if you have some knowledge of js css etc you can develop in qml almost intuitivly</text:span></text:p>
      <text:p text:style-name="P16"><text:span text:style-name="T45">[19:24] &lt;camilasan&gt; QML elements can be augmented by standard JavaScript both inline and via included .js files. Elements can also be seamlessly integrated and extended by C++ components using the Qt framework. It means, that QML is easy to use, easy to start with, even if you don't know much of programming, but through the links with Javascript and Qt, you can grow your application to do anything.</text:span></text:p>
      <text:p text:style-name="P16"><text:span text:style-name="T45">[19:24] &lt;camilasan&gt; ok?</text:span></text:p>
      <text:p text:style-name="P16"><text:span text:style-name="T45">[19:24] &lt;missingfaktor_&gt; got it</text:span></text:p>
      <text:p text:style-name="P16"><text:span text:style-name="T45">[19:24] &lt;hcmh&gt; sounds good</text:span></text:p>
      <text:p text:style-name="P16"><text:span text:style-name="T45"/></text:p>
      <text:p text:style-name="P20"><text:span text:style-name="T47">Using Plasmate:</text:span></text:p>
      <text:p text:style-name="P16"><text:span text:style-name="T45">[19:25] &lt;camilasan&gt; so lets start opening plasmate</text:span></text:p>
      <text:p text:style-name="P16"><text:span text:style-name="T45">[19:26] &lt;camilasan&gt; </text:span><text:a xlink:type="simple" xlink:href="http://wstaw.org/m/2012/10/16/CreateaNewAddon.png"><text:span text:style-name="T45">http://wstaw.org/m/2012/10/16/CreateaNewAddon.png</text:span></text:a></text:p>
      <text:p text:style-name="P16"><text:span text:style-name="T45">[19:26] &lt;camilasan&gt; there is screenshot - first step</text:span></text:p>
      <text:p text:style-name="P16"><text:span text:style-name="T45">[19:27] &lt;camilasan&gt; </text:span><text:a xlink:type="simple" xlink:href="http://wstaw.org/m/2012/10/16/CreateaNewAddon2.png"><text:span text:style-name="T45">http://wstaw.org/m/2012/10/16/CreateaNewAddon2.png</text:span></text:a></text:p>
      <text:p text:style-name="P16"><text:span text:style-name="T45">[19:27] &lt;camilasan&gt; first step you choose Plasma Widget</text:span></text:p>
      <text:p text:style-name="P16"><text:span text:style-name="T45">[19:27] &lt;camilasan&gt; seconde step you choose the language</text:span></text:p>
      <text:p text:style-name="P16"><text:span text:style-name="T45">[19:27] &lt;camilasan&gt; in our case QML</text:span></text:p>
      <text:p text:style-name="P16"><text:span text:style-name="T45">[19:28] &lt;camilasan&gt; dont forget to give it a name :)</text:span></text:p>
      <text:p text:style-name="P16"><text:span text:style-name="T45">[19:28] &lt;camilasan&gt; </text:span><text:a xlink:type="simple" xlink:href="http://wstaw.org/m/2012/10/16/CreateaNewAddon3.png"><text:span text:style-name="T45">http://wstaw.org/m/2012/10/16/CreateaNewAddon3.png</text:span></text:a></text:p>
      <text:p text:style-name="P16"><text:span text:style-name="T45">[19:29] &lt;camilasan&gt; now you have a Hello World in QML</text:span></text:p>
      <text:p text:style-name="P16"><text:span text:style-name="T45">[19:29] &lt;camilasan&gt; doubts?</text:span></text:p>
      <text:p text:style-name="P16"><text:span text:style-name="T45">[19:29] &lt;hcmh&gt; no, looks good</text:span></text:p>
      <text:p text:style-name="P16"><text:span text:style-name="T45">[19:29] &lt;missingfaktor_&gt; none so far.</text:span></text:p>
      <text:p text:style-name="P16"><text:span text:style-name="T45">[19:30] &lt;Mte90&gt; ok</text:span></text:p>
      <text:p text:style-name="P16"><text:span text:style-name="T45">[19:30] &lt;hcmh&gt; it also updates the text :-)</text:span></text:p>
      <text:p text:style-name="P16"><text:span text:style-name="T45">[19:30] &lt;camilasan&gt; :)</text:span></text:p>
      <text:p text:style-name="P16"><text:span text:style-name="T45">[19:30] &lt;camilasan&gt; cool</text:span></text:p>
      <text:p text:style-name="P33"><text:span text:style-name="T15">[19:30] &lt;camilasan&gt; </text:span><text:a xlink:type="simple" xlink:href="http://paste.kde.org/571436" office:target-frame-name="_blank" xlink:show="new"><text:span text:style-name="T26">http://paste.kde.org/571436</text:span></text:a></text:p>
      <text:p text:style-name="P16"><text:span text:style-name="T45">[19:30] &lt;camilasan&gt; so you always will have this main Item</text:span></text:p>
      <text:p text:style-name="P16"><text:span text:style-name="T45">[19:30] &lt;camilasan&gt; (look the link)</text:span></text:p>
      <text:p text:style-name="P16"><text:span text:style-name="T45">[19:31] &lt;camilasan&gt; but the item could be a Rectangle for example</text:span></text:p>
      <text:p text:style-name="P16"><text:span text:style-name="T45"/></text:p>
      <text:p text:style-name="P20"><text:span text:style-name="T47">E</text:span><text:span text:style-name="T45">ach component </text:span><text:span text:style-name="T47">or elements</text:span><text:span text:style-name="T45"> has its properties:</text:span></text:p>
      <text:p text:style-name="P16"><text:span text:style-name="T45">[19:31] &lt;camilasan&gt; so each component has its properties</text:span></text:p>
      <text:p text:style-name="P16"><text:span text:style-name="T45">[19:32] &lt;camilasan&gt; as you can see it in the code, Item, has width and height</text:span></text:p>
      <text:p text:style-name="P16"><text:span text:style-name="T45">[19:32] &lt;camilasan&gt; The Item is the most basic of all visual items in QML</text:span></text:p>
      <text:p text:style-name="P16"><text:span text:style-name="T45">[19:33] &lt;camilasan&gt; let's see a rectangle for example</text:span></text:p>
      <text:p text:style-name="P16"><text:soft-page-break/><text:span text:style-name="T45">[19:33] &lt;camilasan&gt; see </text:span><text:a xlink:type="simple" xlink:href="http://paste.kde.org/571442"><text:span text:style-name="T45">http://paste.kde.org/571442</text:span></text:a></text:p>
      <text:p text:style-name="P16"><text:span text:style-name="T45">[19:34] &lt;camilasan&gt; properties: width, height and color</text:span></text:p>
      <text:p text:style-name="P16"><text:span text:style-name="T45">[19:34] &lt;camilasan&gt; ok?</text:span></text:p>
      <text:p text:style-name="P16"><text:span text:style-name="T45">[19:34] &lt;missingfaktor_&gt; ok</text:span></text:p>
      <text:p text:style-name="P16"><text:span text:style-name="T45">[19:34] &lt;Mte90&gt; ok</text:span></text:p>
      <text:p text:style-name="P16"><text:span text:style-name="T45">[19:34] &lt;hcmh&gt; yes</text:span></text:p>
      <text:p text:style-name="P16"><text:span text:style-name="T45">[19:35] &lt;camilasan&gt; you can just past the rectangle code into the are of the item</text:span></text:p>
      <text:p text:style-name="P16"><text:span text:style-name="T45">[19:35] &lt;camilasan&gt; area*</text:span></text:p>
      <text:p text:style-name="P17"><text:span text:style-name="T45">[19:35] &lt;jospoortvliet&gt; like this: </text:span><text:a xlink:type="simple" xlink:href="http://wstaw.org/m/2012/10/16/plasma-desktopCO1988.png"><text:span text:style-name="T45">http://wstaw.org/m/2012/10/16/plasma-desktopCO1988.png</text:span></text:a><text:span text:style-name="T45"> ???</text:span></text:p>
      <text:p text:style-name="P16"><text:span text:style-name="T45">[19:35] &lt;camilasan&gt; like this </text:span><text:a xlink:type="simple" xlink:href="http://wstaw.org/m/2012/10/16/plasma-desktopeBa930.png"><text:span text:style-name="T45">http://wstaw.org/m/2012/10/16/plasma-desktopeBa930.png</text:span></text:a></text:p>
      <text:p text:style-name="P16"><text:span text:style-name="T45">[19:36] &lt;camilasan&gt; do you see the rectangle</text:span></text:p>
      <text:p text:style-name="P16"><text:span text:style-name="T45">[19:36] &lt;camilasan&gt; ?</text:span></text:p>
      <text:p text:style-name="P16"><text:span text:style-name="T45">[19:36] &lt;camilasan&gt; you should be able to change colors</text:span></text:p>
      <text:p text:style-name="P16"><text:span text:style-name="T45">[19:36] &lt;Mte90&gt; inside the item object</text:span></text:p>
      <text:p text:style-name="P16"><text:span text:style-name="T45">[19:36] &lt;Mte90&gt; okay</text:span></text:p>
      <text:p text:style-name="P16"><text:span text:style-name="T45">[19:36] &lt;missingfaktor_&gt; ok</text:span></text:p>
      <text:p text:style-name="P16"><text:span text:style-name="T45">[19:36] &lt;camilasan&gt; you can give borders</text:span></text:p>
      <text:p text:style-name="P16"><text:span text:style-name="T45">[19:37] &lt;camilasan&gt; <text:s text:c="2"/>border.color: "black"</text:span></text:p>
      <text:p text:style-name="P16"><text:span text:style-name="T45">[19:37] &lt;camilasan&gt; <text:s text:c="5"/>border.width: 5</text:span></text:p>
      <text:p text:style-name="P16"><text:span text:style-name="T45">[19:37] &lt;camilasan&gt; for example</text:span></text:p>
      <text:p text:style-name="P16"><text:span text:style-name="T45">[19:37] &lt;camilasan&gt; so it always work like that</text:span></text:p>
      <text:p text:style-name="P16"><text:span text:style-name="T45">[19:38] &lt;jospoortvliet&gt; yay I got something :D </text:span><text:a xlink:type="simple" xlink:href="http://wstaw.org/m/2012/10/16/plasma-desktopGm1988.png"><text:span text:style-name="T45">http://wstaw.org/m/2012/10/16/plasma-desktopGm1988.png</text:span></text:a></text:p>
      <text:p text:style-name="P16"><text:span text:style-name="T45"/></text:p>
      <text:p text:style-name="P20"><text:span text:style-name="T47">About ID:</text:span></text:p>
      <text:p text:style-name="P16"><text:span text:style-name="T45">[19:38] &lt;camilasan&gt; and for each item you can give it an id</text:span></text:p>
      <text:p text:style-name="P16"><text:span text:style-name="T45">[19:38] &lt;Mte90&gt; it's like jquery</text:span></text:p>
      <text:p text:style-name="P16"><text:span text:style-name="T45">[19:38] &lt;camilasan&gt; an unique id, because later we can manipulate these objects using these ids</text:span></text:p>
      <text:p text:style-name="P16"><text:span text:style-name="T45">[19:38] &lt;camilasan&gt; Mte90: exactly</text:span></text:p>
      <text:p text:style-name="P16"><text:span text:style-name="T45">[19:39] &lt;camilasan&gt; the same concept</text:span></text:p>
      <text:p text:style-name="P16"><text:span text:style-name="T45">[19:40] &lt;camilasan&gt; so let's start with our list</text:span></text:p>
      <text:p text:style-name="P16"><text:span text:style-name="T45">[19:40] &lt;camilasan&gt; or do you want to play more with this rectanble?</text:span></text:p>
      <text:p text:style-name="P16"><text:span text:style-name="T45">[19:40] &lt;missingfaktor_&gt; we can go ahead</text:span></text:p>
      <text:p text:style-name="P16"><text:span text:style-name="T45">[19:42] &lt;camilasan&gt; next step then </text:span><text:a xlink:type="simple" xlink:href="http://paste.opensuse.org/3975287"><text:span text:style-name="T45">http://paste.opensuse.org/3975287</text:span></text:a></text:p>
      <text:p text:style-name="P16"><text:span text:style-name="T45">[19:43] &lt;camilasan&gt; you can use this code in replacement of the label and the rectangle</text:span></text:p>
      <text:p text:style-name="P16"><text:span text:style-name="T45">[19:43] &lt;camilasan&gt; inside the item</text:span></text:p>
      <text:p text:style-name="P16"><text:span text:style-name="T45">[19:44] &lt;Mte90&gt; ok</text:span></text:p>
      <text:p text:style-name="P16"><text:span text:style-name="T45">[19:44] &lt;missingfaktor_&gt; ok</text:span></text:p>
      <text:p text:style-name="P16"><text:span text:style-name="T45">[19:45] &lt;camilasan&gt; we have a rectangle that contais Text, TextEdit and a Column</text:span></text:p>
      <text:p text:style-name="P16"><text:span text:style-name="T45">[19:46] &lt;camilasan&gt; ok, I am going to paste my complete code so we can go through it and you shouldnt get any errors</text:span></text:p>
      <text:p text:style-name="P16"><text:span text:style-name="T45">[19:47] &lt;camilasan&gt; see the code</text:span></text:p>
      <text:p text:style-name="P16"><text:span text:style-name="T45">[19:47] &lt;camilasan&gt; </text:span><text:a xlink:type="simple" xlink:href="http://paste.opensuse.org/52715900"><text:span text:style-name="T45">http://paste.opensuse.org/52715900</text:span></text:a></text:p>
      <text:p text:style-name="P16"><text:span text:style-name="T45">[19:47] &lt;jospoortvliet&gt; aah that works</text:span></text:p>
      <text:p text:style-name="P16"><text:span text:style-name="T45">[19:48] &lt;missingfaktor_&gt; working nicely here :) </text:span><text:a xlink:type="simple" xlink:href="http://i.imgur.com/rVpwr.png"><text:span text:style-name="T45">http://i.imgur.com/rVpwr.png</text:span></text:a></text:p>
      <text:p text:style-name="P16"><text:span text:style-name="T45">[19:48] &lt;camilasan&gt; nice :)</text:span></text:p>
      <text:p text:style-name="P16"><text:span text:style-name="T45">[19:48] &lt;hcmh&gt; ah, you named the rectangle root and put everything inside... yes, not it works :-)</text:span></text:p>
      <text:p text:style-name="P16"><text:span text:style-name="T45">[19:49] &lt;camilasan&gt; so we have this main Item, wich you can actually do whateber you want, like make it colorful or something</text:span></text:p>
      <text:p text:style-name="P16"><text:span text:style-name="T45">[19:49] &lt;camilasan&gt; and then the rectangle called root</text:span></text:p>
      <text:p text:style-name="P16"><text:span text:style-name="T45">[19:51] &lt;camilasan&gt; and I found more easy to align objects using Column</text:span></text:p>
      <text:p text:style-name="P16"><text:span text:style-name="T45">[19:51] &lt;camilasan&gt; you can take a look at here </text:span><text:a xlink:type="simple" xlink:href="http://doc.qt.digia.com/4.7-snapshot/qml-column.html"><text:span text:style-name="T45">http://doc.qt.digia.com/4.7-</text:span></text:a><text:soft-page-break/><text:a xlink:type="simple" xlink:href="http://doc.qt.digia.com/4.7-snapshot/qml-column.html"><text:span text:style-name="T45">snapshot/qml-column.html</text:span></text:a></text:p>
      <text:p text:style-name="P16"><text:span text:style-name="T45">[19:52] &lt;camilasan&gt; the Column (id column) has the title and an TextEdit wich allows you to input text.</text:span></text:p>
      <text:p text:style-name="P16"><text:span text:style-name="T45">[19:52] &lt;camilasan&gt; ok?</text:span></text:p>
      <text:p text:style-name="P16"><text:span text:style-name="T45">[19:53] &lt;camilasan&gt; Text - you can not edit</text:span></text:p>
      <text:p text:style-name="P16"><text:span text:style-name="T45">[19:53] &lt;camilasan&gt; TextEdit - you can edit</text:span></text:p>
      <text:p text:style-name="P16"><text:span text:style-name="T45">[19:53] &lt;jospoortvliet&gt; you talk about this piece, right: </text:span><text:a xlink:type="simple" xlink:href="http://wstaw.org/m/2012/10/16/plasma-desktopZz1988.png"><text:span text:style-name="T45">http://wstaw.org/m/2012/10/16/plasma-desktopZz1988.png</text:span></text:a></text:p>
      <text:p text:style-name="P16"><text:span text:style-name="T45">[19:53] &lt;camilasan&gt; ok untill now?</text:span></text:p>
      <text:p text:style-name="P16"><text:span text:style-name="T45">[19:53] &lt;hcmh&gt; makes sense, so far</text:span></text:p>
      <text:p text:style-name="P16"><text:span text:style-name="T45">[19:54] &lt;camilasan&gt; jospoortvliet: exactly</text:span></text:p>
      <text:p text:style-name="P16"><text:span text:style-name="T45">[19:54] &lt;camilasan&gt; then below it there is another Rectangle, there is no id for it</text:span></text:p>
      <text:p text:style-name="P16"><text:span text:style-name="T45">[19:55] &lt;camilasan&gt; below the Column</text:span></text:p>
      <text:p text:style-name="P16"><text:span text:style-name="T45"/></text:p>
      <text:p text:style-name="P17"><text:span text:style-name="T29">QML Data Models:</text:span><text:span text:style-name="T47"> </text:span><text:a xlink:type="simple" xlink:href="http://doc.qt.digia.com/4.7-snapshot/qdeclarativemodels.html"><text:span text:style-name="T47">http://doc.qt.digia.com/4.7-snapshot/qdeclarativemodels.html</text:span></text:a></text:p>
      <text:p text:style-name="P16"><text:span text:style-name="T45">[19:55] &lt;missingfaktor_&gt; camilasan: is there a layout manager or something that'll let us specify weight, cell co-ordinates etc for components? something akin to java's gridbaglayout.</text:span></text:p>
      <text:p text:style-name="P16"><text:span text:style-name="T45">[19:55] &lt;camilasan&gt; this rectangle is our button</text:span></text:p>
      <text:p text:style-name="P16"><text:span text:style-name="T45">[19:55] &lt;camilasan&gt; missingfaktor_: yes</text:span></text:p>
      <text:p text:style-name="P16"><text:span text:style-name="T45">[19:56] &lt;camilasan&gt; you can work with gridview for example</text:span></text:p>
      <text:p text:style-name="P16"><text:span text:style-name="T45">[19:56] &lt;camilasan&gt; listview</text:span></text:p>
      <text:p text:style-name="P16"><text:span text:style-name="T45">[19:56] &lt;jospoortvliet&gt; </text:span><text:a xlink:type="simple" xlink:href="http://doc.qt.digia.com/4.7-snapshot/qdeclarativeelements.html"><text:span text:style-name="T45">http://doc.qt.digia.com/4.7-snapshot/qdeclarativeelements.html</text:span></text:a></text:p>
      <text:p text:style-name="P16"><text:span text:style-name="T45">[19:56] &lt;missingfaktor_&gt; ok</text:span></text:p>
      <text:p text:style-name="P16"><text:span text:style-name="T45">[19:56] &lt;missingfaktor_&gt; :)</text:span></text:p>
      <text:p text:style-name="P16"><text:span text:style-name="T45">[19:57] &lt;camilasan&gt; The Rectangle, our button has its Text "Add Item"</text:span></text:p>
      <text:p text:style-name="P16"><text:span text:style-name="T45">[19:57] &lt;camilasan&gt; then again</text:span></text:p>
      <text:p text:style-name="P16"><text:span text:style-name="T45"/></text:p>
      <text:p text:style-name="P20"><text:span text:style-name="T47">Aligment:</text:span></text:p>
      <text:p text:style-name="P16"><text:span text:style-name="T45">[19:57] &lt;camilasan&gt; you <text:s/>can play with the properties: with, height, alignment</text:span></text:p>
      <text:p text:style-name="P16"><text:span text:style-name="T45">[19:59] &lt;camilasan&gt; more about alignment: </text:span><text:a xlink:type="simple" xlink:href="http://doc.qt.digia.com/qt/qml-text.html#verticalAlignment-prop"><text:span text:style-name="T45">http://doc.qt.digia.com/qt/qml-text.html#verticalAlignment-prop</text:span></text:a></text:p>
      <text:p text:style-name="P16"><text:span text:style-name="T45">[19:59] &lt;camilasan&gt; now about the button</text:span></text:p>
      <text:p text:style-name="P16"><text:span text:style-name="T45"/></text:p>
      <text:p text:style-name="P20"><text:span text:style-name="T47">Mousearea:</text:span></text:p>
      <text:p text:style-name="P16"><text:span text:style-name="T45">[20:00] &lt;camilasan&gt; "A MouseArea is an invisible item that is typically used in conjunction with a visible item in order to provide mouse handling for that item. "</text:span></text:p>
      <text:p text:style-name="P16"><text:span text:style-name="T45">[20:00] &lt;camilasan&gt; </text:span><text:a xlink:type="simple" xlink:href="http://doc.qt.digia.com/4.7-snapshot/qml-mousearea.html"><text:span text:style-name="T45">http://doc.qt.digia.com/4.7-snapshot/qml-mousearea.html</text:span></text:a></text:p>
      <text:p text:style-name="P16"><text:span text:style-name="T45">[20:01] &lt;camilasan&gt; in this case MouseArea works with the rectangle</text:span></text:p>
      <text:p text:style-name="P16"><text:span text:style-name="T45">[20:01] &lt;camilasan&gt; ok?</text:span></text:p>
      <text:p text:style-name="P16"><text:span text:style-name="T45">[20:01] &lt;camilasan&gt; the rectangle is the mouse area where you can click</text:span></text:p>
      <text:p text:style-name="P16"><text:span text:style-name="T45">[20:02] &lt;jospoortvliet&gt; so, I'm guessing the 'anchors.fill: parent' is what makes the button be clickable?</text:span></text:p>
      <text:p text:style-name="P16"><text:span text:style-name="T45">[20:02] &lt;jospoortvliet&gt; the rectangle I mean</text:span></text:p>
      <text:p text:style-name="P16"><text:span text:style-name="T45">[20:03] &lt;camilasan&gt; jospoortvliet: no</text:span></text:p>
      <text:p text:style-name="P16"><text:span text:style-name="T45">[20:03] &lt;jospoortvliet&gt; oh...</text:span></text:p>
      <text:p text:style-name="P16"><text:span text:style-name="T45"/></text:p>
      <text:p text:style-name="P20"><text:span text:style-name="T47">Anchors:</text:span></text:p>
      <text:p text:style-name="P16"><text:span text:style-name="T45">[20:03] &lt;camilasan&gt; the anchors is a way to control the position of the object, the rectangle </text:span></text:p>
      <text:p text:style-name="P16"><text:span text:style-name="T45">[20:03] &lt;camilasan&gt; "Anchors provide a way to position an item by specifying its relationship with other items."</text:span></text:p>
      <text:p text:style-name="P16"><text:span text:style-name="T45">[20:03] &lt;camilasan&gt; </text:span><text:a xlink:type="simple" xlink:href="http://doc.qt.digia.com/qt/qml-item.html#anchors.fill-prop"><text:span text:style-name="T45">http://doc.qt.digia.com/qt/qml-item.html#anchors.fill-prop</text:span></text:a></text:p>
      <text:p text:style-name="P16"><text:span text:style-name="T45">[20:04] &lt;jospoortvliet&gt; ok but then it positions the 'clickable area' to be filling the rectange, right?</text:span></text:p>
      <text:p text:style-name="P16"><text:span text:style-name="T45">[20:04] &lt;camilasan&gt; yes</text:span></text:p>
      <text:p text:style-name="P16"><text:soft-page-break/><text:span text:style-name="T45">[20:04] &lt;jospoortvliet&gt; then I understood it, just said it wrong :D</text:span></text:p>
      <text:p text:style-name="P16"><text:span text:style-name="T45">[20:05] &lt;camilasan&gt; in this my example I needed to fight a bit with these anchors</text:span></text:p>
      <text:p text:style-name="P16"><text:span text:style-name="T45">[20:05] &lt;camilasan&gt; ok untill now?</text:span></text:p>
      <text:p text:style-name="P16"><text:span text:style-name="T45">[20:06] &lt;camilasan&gt; playing with the code?</text:span></text:p>
      <text:p text:style-name="P16"><text:span text:style-name="T45">[20:08] &lt;camilasan&gt; again like js, jquery we can handle mouse events</text:span></text:p>
      <text:p text:style-name="P16"><text:span text:style-name="T45"/></text:p>
      <text:p text:style-name="P20"><text:span text:style-name="T47">Problems:</text:span></text:p>
      <text:p text:style-name="P16"><text:span text:style-name="T45">[20:08] &lt;hcmh&gt; yes, everything is ok.... but the Qt.createQmlObject looks like trouble... are we gonne change that later on?</text:span></text:p>
      <text:p text:style-name="P16"><text:span text:style-name="T45">[20:08] &lt;camilasan&gt; hcmh: why?</text:span></text:p>
      <text:p text:style-name="P16"><text:span text:style-name="T45">[20:08] &lt;camilasan&gt; there is a option to it</text:span></text:p>
      <text:p text:style-name="P16"><text:span text:style-name="T45">[20:09] &lt;camilasan&gt; </text:span><text:a xlink:type="simple" xlink:href="http://qt-project.org/doc/qt-4.8/qml-qt.html#createComponent-method"><text:span text:style-name="T45">http://qt-project.org/doc/qt-4.8/qml-qt.html#createComponent-method</text:span></text:a></text:p>
      <text:p text:style-name="P16"><text:span text:style-name="T45">[20:09] &lt;hcmh&gt; because we are creating unnamed objects?</text:span></text:p>
      <text:p text:style-name="P16"><text:span text:style-name="T45">[20:10] &lt;hcmh&gt; which are only going away once we reset the widget..</text:span></text:p>
      <text:p text:style-name="P16"><text:span text:style-name="T45">[20:10] &lt;hcmh&gt; but most likely we are getting there..</text:span></text:p>
      <text:p text:style-name="P16"><text:span text:style-name="T45">[20:11] &lt;camilasan&gt; hcmh: you have a point, that's just the way I manage to make it</text:span></text:p>
      <text:p text:style-name="P16"><text:span text:style-name="T45">[20:12] &lt;camilasan&gt; I am sure there are another 100 ways to make it better</text:span></text:p>
      <text:p text:style-name="P16"><text:span text:style-name="T45">[20:12] &lt;hcmh&gt; ok</text:span></text:p>
      <text:p text:style-name="P16"><text:span text:style-name="T45">[20:12] &lt;camilasan&gt; about this line: Qt.createQmlObject('import QtQuick 1.0;TextEdit {text: "item";color: "black"}', column); </text:span></text:p>
      <text:p text:style-name="P16"><text:span text:style-name="T45">[20:13] &lt;camilasan&gt; you can write whatever qml element you want with this </text:span></text:p>
      <text:p text:style-name="P16"><text:span text:style-name="T45">[20:13] &lt;camilasan&gt; the parameter column is the parent of the TextEdit</text:span></text:p>
      <text:p text:style-name="P16"><text:span text:style-name="T45">[20:15] &lt;camilasan&gt; in this example, the new editable text itens are being included below each other</text:span></text:p>
      <text:p text:style-name="P16"><text:span text:style-name="T45">[20:15] &lt;camilasan&gt; questions?</text:span></text:p>
      <text:p text:style-name="P16"><text:span text:style-name="T45"/></text:p>
      <text:p text:style-name="P20"><text:span text:style-name="T45">How to publish your widget?</text:span></text:p>
      <text:p text:style-name="P16"><text:span text:style-name="T45">[20:16] &lt;camilasan&gt; How to publish your widget?</text:span></text:p>
      <text:p text:style-name="P16"><text:span text:style-name="T45">[20:16] &lt;missingfaktor_&gt; no</text:span></text:p>
      <text:p text:style-name="P16"><text:span text:style-name="T45">[20:16] &lt;camilasan&gt; (when you think it is good enough to make it)</text:span></text:p>
      <text:p text:style-name="P16"><text:span text:style-name="T45">[20:17] &lt;camilasan&gt; I mean, you can install it in your own system </text:span></text:p>
      <text:p text:style-name="P16"><text:span text:style-name="T45">[20:17] &lt;camilasan&gt; before you publish it</text:span></text:p>
      <text:p text:style-name="P16"><text:span text:style-name="T45">[20:17] &lt;missingfaktor_&gt; i installed it</text:span></text:p>
      <text:p text:style-name="P16"><text:span text:style-name="T45">[20:18] &lt;camilasan&gt; on the toolbar there is a "Publish" button</text:span></text:p>
      <text:p text:style-name="P16"><text:span text:style-name="T45">[20:18] &lt;missingfaktor_&gt; and added to my desktop.</text:span></text:p>
      <text:p text:style-name="P16"><text:span text:style-name="T45"/></text:p>
      <text:p text:style-name="P20"><text:span text:style-name="T47">Errors:</text:span></text:p>
      <text:p text:style-name="P16"><text:span text:style-name="T45">[20:18] &lt;missingfaktor_&gt; the translucent thing in the background doesnt extend to the whole of rectangle :(</text:span></text:p>
      <text:p text:style-name="P16"><text:span text:style-name="T45">[20:18] &lt;camilasan&gt; I believe we can use the anchors to fix it</text:span></text:p>
      <text:p text:style-name="P16"><text:span text:style-name="T45">[20:19] &lt;missingfaktor_&gt; ok</text:span></text:p>
      <text:p text:style-name="P16"><text:span text:style-name="T45">[20:20] &lt;camilasan&gt; so, the idea of the tutorial was of course to get you started</text:span></text:p>
      <text:p text:style-name="P16"><text:span text:style-name="T45">[20:20] &lt;camilasan&gt; we can now figure out how to improve things together - or separate :D</text:span></text:p>
      <text:p text:style-name="P16"><text:span text:style-name="T45">[20:20] &lt;camilasan&gt; I'll stay around for a while...</text:span></text:p>
      <text:p text:style-name="P16"><text:span text:style-name="T45">[20:21] &lt;Mamarok&gt; isn't it more that we didn't define the size of the widget yet?</text:span></text:p>
      <text:p text:style-name="P16"><text:span text:style-name="T45">[20:21] &lt;camilasan&gt; I am trying it too</text:span></text:p>
      <text:p text:style-name="P16"><text:span text:style-name="T45">[20:21] &lt;missingfaktor_&gt; camilasan: thanks so much. :) i learnt about plasmate only today.</text:span></text:p>
      <text:p text:style-name="P16"><text:span text:style-name="T45">[20:22] &lt;camilasan&gt; missingfaktor_: my pleasure. and plasmate makes life easier</text:span></text:p>
      <text:p text:style-name="P16"><text:span text:style-name="T45">[20:23] &lt;camilasan&gt; I hope we can all keep learning from here...</text:span></text:p>
      <text:p text:style-name="P16"><text:span text:style-name="T45">[20:25] &lt;missingfaktor_&gt; yep.</text:span></text:p>
      <text:p text:style-name="P16"><text:span text:style-name="T45"/></text:p>
      <text:p text:style-name="P20"><text:span text:style-name="T47">W</text:span><text:span text:style-name="T45">here do i post my further kde dev questions in general?</text:span></text:p>
      <text:p text:style-name="P16"><text:span text:style-name="T45">[20:25] &lt;missingfaktor_&gt; where do i post my further kde dev questions in general?</text:span></text:p>
      <text:p text:style-name="P16"><text:span text:style-name="T45">[20:26] &lt;camilasan&gt; missingfaktor_: #kde-devel</text:span></text:p>
      <text:p text:style-name="P16"><text:soft-page-break/><text:span text:style-name="T45">[20:28] &lt;Nightrose&gt; alright folks :)</text:span></text:p>
      <text:p text:style-name="P16"><text:span text:style-name="T45">[20:28] &lt;Nightrose&gt; thanks so much for participating</text:span></text:p>
      <text:p text:style-name="P16"><text:span text:style-name="T45"/></text:p>
      <text:p text:style-name="P20"><text:span text:style-name="T47">Fixing the error:</text:span></text:p>
      <text:p text:style-name="P17"><text:span text:style-name="T45">[20:28] &lt;hcmh&gt; </text:span><text:a xlink:type="simple" xlink:href="http://imgur.com/gTXm7"><text:span text:style-name="T45">http://imgur.com/gTXm7</text:span></text:a><text:span text:style-name="T45"> it's working :-)</text:span></text:p>
      <text:p text:style-name="P16"><text:span text:style-name="T45">[20:28] &lt;Nightrose&gt; hcmh: wohoooooo</text:span></text:p>
      <text:p text:style-name="P16"><text:span text:style-name="T45">[20:29] &lt;jospoortvliet&gt; hcmh: awesome!</text:span></text:p>
      <text:p text:style-name="P16"><text:span text:style-name="T45">[20:29] &lt;camilasan&gt; hcmh: cute!</text:span></text:p>
      <text:p text:style-name="P16"><text:span text:style-name="T45">[20:29] &lt;camilasan&gt; cool</text:span></text:p>
      <text:p text:style-name="P16"><text:span text:style-name="T45">[20:29] &lt;jospoortvliet&gt; hcmh: how did you do that?</text:span></text:p>
      <text:p text:style-name="P16"><text:span text:style-name="T45">[20:29] &lt;jospoortvliet&gt; could you, like, paste your code?</text:span></text:p>
      <text:p text:style-name="P16"><text:span text:style-name="T45">[20:30] &lt;hcmh&gt; I just made everything transparent and then resized the widget:</text:span></text:p>
      <text:p text:style-name="P16"><text:span text:style-name="T45">[20:30] &lt;hcmh&gt; </text:span><text:a xlink:type="simple" xlink:href="http://paste.kde.org/571538/"><text:span text:style-name="T45">http://paste.kde.org/571538/</text:span></text:a></text:p>
      <text:p text:style-name="P16"><text:span text:style-name="T45">[20:30] &lt;fregl&gt; :)</text:span></text:p>
      <text:p text:style-name="P16"><text:span text:style-name="T45">[20:31] &lt;camilasan&gt; interesting hcmh</text:span></text:p>
      <text:p text:style-name="P16"><text:span text:style-name="T45">[20:31] &lt;jospoortvliet&gt; ha, nice trick</text:span></text:p>
      <text:p text:style-name="P16"><text:span text:style-name="T45">[20:31] &lt;jospoortvliet&gt; but is there now an invisible rectangle still there, or do I not understand this?</text:span></text:p>
      <text:p text:style-name="P16"><text:span text:style-name="T45"/></text:p>
      <text:p text:style-name="P21"><text:span text:style-name="T48">H</text:span><text:span text:style-name="T45">ow can one make the rectangle resize with the widget?</text:span></text:p>
      <text:p text:style-name="P16"><text:span text:style-name="T45">[20:32] &lt;jospoortvliet&gt; how can one make the rectangle resize with the widget?</text:span></text:p>
      <text:p text:style-name="P16"><text:span text:style-name="T45">[20:32] &lt;fregl&gt; jospoortvliet: "anchors.fill: parent" maybe?</text:span></text:p>
      <text:p text:style-name="P16"><text:span text:style-name="T45">[20:32] &lt;camilasan&gt; I think so too</text:span></text:p>
      <text:p text:style-name="P16"><text:span text:style-name="T45">[20:33] &lt;hcmh&gt; yes, if I make it smaller, add item will be outside..</text:span></text:p>
      <text:p text:style-name="P16"><text:span text:style-name="T45">[20:40] &lt;jospoortvliet&gt; fregl: that works indeed</text:span></text:p>
      <text:p text:style-name="P16"><text:span text:style-name="T45">[20:41] &lt;hcmh&gt; and then we can put " <text:s/>property int minimumWidth: paintedWidth" and "property int minimumHeight: paintedHeight" in the root item and it will always have everything inside of the widget</text:span></text:p>
      <text:p text:style-name="P16"><text:span text:style-name="T45">[20:41] &lt;hcmh&gt; yay :-)</text:span></text:p>
      <text:p text:style-name="P16"><text:span text:style-name="T45">[20:42] &lt;hcmh&gt; scratch that..somehow I can still make it too small..</text:span></text:p>
      <text:p text:style-name="P16"><text:span text:style-name="T45"/></text:p>
      <text:p text:style-name="P20"><text:span text:style-name="T47">TextInput x TextEdit:</text:span></text:p>
      <text:p text:style-name="P16"><text:span text:style-name="T45">[20:43] &lt;jospoortvliet&gt; I also just figured out that if you use textInput instead of textEdit it is restircted to one line at a time</text:span></text:p>
      <text:p text:style-name="P16"><text:span text:style-name="T45">[20:43] &lt;jospoortvliet&gt; which is more correct</text:span></text:p>
      <text:p text:style-name="P16"><text:span text:style-name="T45"/></text:p>
      <text:p text:style-name="P15"><text:span text:style-name="T5"/></text:p>
      <text:p text:style-name="P24"><text:span text:style-name="T30">Links</text:span></text:p>
      <text:p text:style-name="P18"><text:span text:style-name="T1"><text:tab/></text:span></text:p>
      <text:list xml:id="list1950073691" text:continue-numbering="true" text:style-name="L5">
        <text:list-item>
          <text:p text:style-name="P9"><text:a xlink:type="simple" xlink:href="http://techbase.kde.org/Development/Tutorials/Plasma/QML/GettingStarted#plasmoidviewer"><text:span text:style-name="T37">http://t</text:span></text:a><text:a xlink:type="simple" xlink:href="http://techbase.kde.org/Development/Tutorials/Plasma/QML/GettingStarted#plasmoidviewer"><text:span text:style-name="T5">echbase.kde.org/Development/Tutorials/Plasma/QML/GettingStarted#plasmoidviewer</text:span></text:a></text:p>
        </text:list-item>
        <text:list-item>
          <text:p text:style-name="P9"><text:a xlink:type="simple" xlink:href="http://doc.qt.digia.com/4.7-snapshot/qdeclarativeintroduction.html"><text:span text:style-name="T38">http://doc.qt.digia.com/4.7-snapshot/qdeclarativeintroduction.html</text:span></text:a></text:p>
        </text:list-item>
        <text:list-item>
          <text:p text:style-name="P9"><text:a xlink:type="simple" xlink:href="http://kde.org/"><text:span text:style-name="T38">http://kde.org</text:span></text:a></text:p>
        </text:list-item>
        <text:list-item>
          <text:p text:style-name="P9"><text:a xlink:type="simple" xlink:href="http://www.kde.org/workspaces/"><text:span text:style-name="T6">http://www.kde.org/workspaces/</text:span></text:a></text:p>
        </text:list-item>
        <text:list-item>
          <text:p text:style-name="P9"><text:a xlink:type="simple" xlink:href="http://techbase.kde.org/Projects/Plasma/PlasMate"><text:span text:style-name="T39">http://techbase.kde.org/Projects/Plasma/PlasMate</text:span></text:a></text:p>
        </text:list-item>
        <text:list-item>
          <text:p text:style-name="P9"><text:a xlink:type="simple" xlink:href="http://doc.qt.digia.com/4.7-snapshot/qdeclarativebasictypes.html"><text:span text:style-name="T40">http://doc.qt.digia.com/4.7-snapshot/qdeclarativebasictypes.html</text:span></text:a></text:p>
        </text:list-item>
        <text:list-item>
          <text:p text:style-name="P9"><text:a xlink:type="simple" xlink:href="http://doc.qt.digia.com/4.7-snapshot/qdeclarativeelements.html"><text:span text:style-name="T40">http://doc.qt.digia.com/4.7-snapshot/qdeclarativeelements.html</text:span></text:a></text:p>
        </text:list-item>
        <text:list-item>
          <text:p text:style-name="P9"><text:a xlink:type="simple" xlink:href="http://doc.qt.digia.com/4.7/qtquick.html"><text:span text:style-name="T41">http://doc.qt.digia.com/4.7/qtquick.html</text:span></text:a></text:p>
        </text:list-item>
        <text:list-item>
          <text:p text:style-name="P9"><text:a xlink:type="simple" xlink:href="http://doc.qt.digia.com/4.7-snapshot/qdeclarativeexamples.html"><text:span text:style-name="T42">http://doc.qt.digia.com/4.7-snapshot/qdeclarativeexamples.html</text:span></text:a></text:p>
        </text:list-item>
        <text:list-item>
          <text:p text:style-name="P9"><text:a xlink:type="simple" xlink:href="http://qt-project.org/doc/qt-4.8/qml-anchor-layout.html"><text:span text:style-name="T43">http://qt-project.org/doc/qt-4.8/qml-anchor-layout.html</text:span></text:a></text:p>
        </text:list-item>
        <text:list-item>
          <text:p text:style-name="P9"><text:a xlink:type="simple" xlink:href="http://techbase.kde.org/Development/Tutorials/Plasma/QML/API"><text:span text:style-name="T44">http://techbase.kde.org/Development/Tutorials/Plasma/QML/API</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1" style:font-size-asian="12pt" style:language-asian="en" style:country-asian="US" style:font-name-complex="DejaVu Sans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25in" style:type="center"/>
          <style:tab-stop style:position="6.6846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color="#808080" style:font-name="DejaVu Sans" fo:font-size="8pt" officeooo:paragraph-rsid="001314a3" style:font-size-asian="8pt" style:font-size-complex="8pt"/>
    </style:style>
    <style:style style:name="MT1" style:family="text">
      <style:text-properties officeooo:rsid="001314a3"/>
    </style:style>
    <style:style style:name="MT2" style:family="text">
      <style:text-properties officeooo:rsid="000e9931"/>
    </style:style>
    <style:style style:name="MT3" style:family="text">
      <style:text-properties style:text-position="super 58%" officeooo:rsid="001314a3"/>
    </style:style>
    <style:style style:name="MT4" style:family="text">
      <style:text-properties officeooo:rsid="001063c7"/>
    </style:style>
    <style:page-layout style:name="Mpm1">
      <style:page-layout-properties fo:page-width="8.2681in" fo:page-height="11.6929in" style:num-format="1" style:print-orientation="portrait" fo:margin-top="0.5835in" fo:margin-bottom="0.5835in" fo:margin-left="0.7917in" fo:margin-right="0.7917in" fo:border="none" fo:padding="0in" style:writing-mode="lr-tb" style:footnote-max-height="0in">
        <style:footnote-sep style:width="0.0071in" style:line-style="solid" style:adjustment="left" style:rel-width="20%" style:color="#000000"/>
      </style:page-layout-properties>
      <style:header-style/>
      <style:footer-style>
        <style:header-footer-properties fo:min-height="0in" fo:margin-top="0.1965in" fo:border-top="0.06pt solid #999999" fo:border-bottom="none" fo:border-left="none" fo:border-right="none" fo:padding="0.0201in" style:shadow="none"/>
      </style:footer-style>
    </style:page-layout>
  </office:automatic-styles>
  <office:master-styles>
    <style:master-page style:name="Standard" style:page-layout-name="Mpm1">
      <style:footer>
        <text:p text:style-name="MP1"><text:span text:style-name="MT1">By </text:span><text:span text:style-name="MT2">Camila Ayres – </text:span><text:a xlink:type="simple" xlink:href="http://camilasan.com/"><text:span text:style-name="MT2">http://camilasan.com</text:span></text:a><text:span text:style-name="MT2">, for Ada Lovelace day </text:span><text:span text:style-name="MT1">- october 16</text:span><text:span text:style-name="MT3">th</text:span><text:span text:style-name="MT1">, 2012, A KDE - </text:span><text:a xlink:type="simple" xlink:href="http://kde.org/"><text:span text:style-name="MT4">http://kde.org</text:span></text:a><text:span text:style-name="MT2"> </text:span><text:span text:style-name="MT1">- event</text:span><text:span text:style-name="MT4">.</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editing-cycles>34</meta:editing-cycles>
    <meta:creation-date>2008-08-22T11:41:04</meta:creation-date>
    <dc:date>2012-10-18T21:45:30</dc:date>
    <meta:editing-duration>P3DT3H30M15S</meta:editing-duration>
    <meta:document-statistic meta:table-count="0" meta:image-count="0" meta:object-count="0" meta:page-count="7" meta:paragraph-count="272" meta:word-count="2500" meta:character-count="17512" meta:non-whitespace-character-count="15263"/>
  </office:meta>
</office:document-meta>
</file>